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39c0" officeooo:paragraph-rsid="00101c0c"/>
    </style:style>
    <style:style style:name="P2" style:family="paragraph" style:parent-style-name="Standard">
      <style:text-properties officeooo:rsid="000f39c0" officeooo:paragraph-rsid="00197f55"/>
    </style:style>
    <style:style style:name="P3" style:family="paragraph" style:parent-style-name="Standard" style:list-style-name="L1">
      <style:text-properties officeooo:paragraph-rsid="0024d009"/>
    </style:style>
    <style:style style:name="P4" style:family="paragraph" style:parent-style-name="Standard" style:list-style-name="L1">
      <style:text-properties officeooo:paragraph-rsid="00255e88"/>
    </style:style>
    <style:style style:name="P5" style:family="paragraph" style:parent-style-name="Standard" style:list-style-name="L1">
      <style:text-properties officeooo:rsid="005d0a76" officeooo:paragraph-rsid="005d0a76"/>
    </style:style>
    <style:style style:name="P6" style:family="paragraph" style:parent-style-name="Standard" style:list-style-name="L1" style:master-page-name="">
      <loext:graphic-properties draw:fill="none"/>
      <style:paragraph-properties fo:margin-left="1in" fo:margin-right="0in" fo:text-indent="-0.25in" style:auto-text-indent="false" style:page-number="auto" fo:background-color="transparent"/>
      <style:text-properties officeooo:paragraph-rsid="0027a00f"/>
    </style:style>
    <style:style style:name="P7" style:family="paragraph" style:parent-style-name="Standard" style:list-style-name="L1">
      <loext:graphic-properties draw:fill="none"/>
      <style:paragraph-properties fo:margin-left="1in" fo:margin-right="0in" fo:text-indent="-0.25in" style:auto-text-indent="false" fo:background-color="transparent"/>
      <style:text-properties officeooo:paragraph-rsid="0028d4b0"/>
    </style:style>
    <style:style style:name="P8" style:family="paragraph" style:parent-style-name="Standard" style:list-style-name="L1">
      <loext:graphic-properties draw:fill="none"/>
      <style:paragraph-properties fo:margin-left="1in" fo:margin-right="0in" fo:text-indent="-0.25in" style:auto-text-indent="false" fo:background-color="transparent"/>
      <style:text-properties officeooo:paragraph-rsid="002a387c"/>
    </style:style>
    <style:style style:name="P9" style:family="paragraph" style:parent-style-name="Standard" style:list-style-name="L1">
      <loext:graphic-properties draw:fill="none"/>
      <style:paragraph-properties fo:margin-left="0in" fo:margin-right="0in" fo:text-indent="0in" style:auto-text-indent="false" fo:background-color="transparent"/>
      <style:text-properties officeooo:paragraph-rsid="002bc8e6"/>
    </style:style>
    <style:style style:name="P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2bc8e6"/>
    </style:style>
    <style:style style:name="P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0d1d1"/>
    </style:style>
    <style:style style:name="P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7adae"/>
    </style:style>
    <style:style style:name="P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73a02a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740f91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7569cc"/>
    </style:style>
    <style:style style:name="P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77a3c0"/>
    </style:style>
    <style:style style:name="P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7943ac"/>
    </style:style>
    <style:style style:name="P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79f9e1"/>
    </style:style>
    <style:style style:name="P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7bb793"/>
    </style:style>
    <style:style style:name="P20" style:family="paragraph" style:parent-style-name="Standard" style:master-page-name="">
      <loext:graphic-properties draw:fill="none"/>
      <style:paragraph-properties fo:margin-left="0in" fo:margin-right="-0.4366in" fo:text-indent="0in" style:auto-text-indent="false" style:page-number="auto" fo:background-color="transparent"/>
      <style:text-properties officeooo:rsid="000f39c0" officeooo:paragraph-rsid="00101c0c"/>
    </style:style>
    <style:style style:name="P21" style:family="paragraph" style:parent-style-name="Standard">
      <loext:graphic-properties draw:fill="none"/>
      <style:paragraph-properties fo:margin-left="0in" fo:margin-right="-0.4366in" fo:text-indent="0in" style:auto-text-indent="false" fo:background-color="transparent"/>
      <style:text-properties officeooo:rsid="000f39c0" officeooo:paragraph-rsid="00101c0c"/>
    </style:style>
    <style:style style:name="T1" style:family="text">
      <style:text-properties officeooo:rsid="00101c0c"/>
    </style:style>
    <style:style style:name="T2" style:family="text">
      <style:text-properties officeooo:rsid="0011dd73"/>
    </style:style>
    <style:style style:name="T3" style:family="text">
      <style:text-properties officeooo:rsid="00127a66"/>
    </style:style>
    <style:style style:name="T4" style:family="text">
      <style:text-properties officeooo:rsid="0018cc5c"/>
    </style:style>
    <style:style style:name="T5" style:family="text">
      <style:text-properties officeooo:rsid="00197f55"/>
    </style:style>
    <style:style style:name="T6" style:family="text">
      <style:text-properties style:text-underline-style="solid" style:text-underline-width="auto" style:text-underline-color="font-color" officeooo:rsid="00101c0c"/>
    </style:style>
    <style:style style:name="T7" style:family="text">
      <style:text-properties style:text-underline-style="solid" style:text-underline-width="auto" style:text-underline-color="font-color" fo:font-weight="normal" officeooo:rsid="001ff657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officeooo:rsid="002bc8e6"/>
    </style:style>
    <style:style style:name="T9" style:family="text">
      <style:text-properties style:text-underline-style="solid" style:text-underline-width="auto" style:text-underline-color="font-color" officeooo:rsid="0032f1a9"/>
    </style:style>
    <style:style style:name="T10" style:family="text">
      <style:text-properties style:text-underline-style="solid" style:text-underline-width="auto" style:text-underline-color="font-color" officeooo:rsid="0036aca0"/>
    </style:style>
    <style:style style:name="T11" style:family="text">
      <style:text-properties style:text-underline-style="solid" style:text-underline-width="auto" style:text-underline-color="font-color" officeooo:rsid="0045cefc"/>
    </style:style>
    <style:style style:name="T12" style:family="text">
      <style:text-properties style:text-underline-style="solid" style:text-underline-width="auto" style:text-underline-color="font-color" officeooo:rsid="004c489e"/>
    </style:style>
    <style:style style:name="T13" style:family="text">
      <style:text-properties style:text-underline-style="solid" style:text-underline-width="auto" style:text-underline-color="font-color" officeooo:rsid="0052a9fc"/>
    </style:style>
    <style:style style:name="T14" style:family="text">
      <style:text-properties style:text-underline-style="solid" style:text-underline-width="auto" style:text-underline-color="font-color" officeooo:rsid="00630f13"/>
    </style:style>
    <style:style style:name="T15" style:family="text">
      <style:text-properties officeooo:rsid="001a6358"/>
    </style:style>
    <style:style style:name="T16" style:family="text">
      <style:text-properties officeooo:rsid="001c5075"/>
    </style:style>
    <style:style style:name="T17" style:family="text">
      <style:text-properties officeooo:rsid="001daefa"/>
    </style:style>
    <style:style style:name="T18" style:family="text">
      <style:text-properties officeooo:rsid="001ff657"/>
    </style:style>
    <style:style style:name="T19" style:family="text">
      <style:text-properties officeooo:rsid="00202a15"/>
    </style:style>
    <style:style style:name="T20" style:family="text">
      <style:text-properties officeooo:rsid="0021f014"/>
    </style:style>
    <style:style style:name="T21" style:family="text">
      <style:text-properties officeooo:rsid="0022208d"/>
    </style:style>
    <style:style style:name="T22" style:family="text">
      <style:text-properties officeooo:rsid="0024d009"/>
    </style:style>
    <style:style style:name="T23" style:family="text">
      <style:text-properties officeooo:rsid="0024dba1"/>
    </style:style>
    <style:style style:name="T24" style:family="text">
      <style:text-properties officeooo:rsid="00255e88"/>
    </style:style>
    <style:style style:name="T25" style:family="text">
      <style:text-properties officeooo:rsid="00274060"/>
    </style:style>
    <style:style style:name="T26" style:family="text">
      <style:text-properties officeooo:rsid="0027a00f"/>
    </style:style>
    <style:style style:name="T27" style:family="text">
      <style:text-properties officeooo:rsid="0028d4b0"/>
    </style:style>
    <style:style style:name="T28" style:family="text">
      <style:text-properties officeooo:rsid="002bc8e6"/>
    </style:style>
    <style:style style:name="T29" style:family="text">
      <style:text-properties officeooo:rsid="002d856d"/>
    </style:style>
    <style:style style:name="T30" style:family="text">
      <style:text-properties officeooo:rsid="002dea0c"/>
    </style:style>
    <style:style style:name="T31" style:family="text">
      <style:text-properties officeooo:rsid="002e5605"/>
    </style:style>
    <style:style style:name="T32" style:family="text">
      <style:text-properties officeooo:rsid="00301e87"/>
    </style:style>
    <style:style style:name="T33" style:family="text">
      <style:text-properties officeooo:rsid="0030ac0c"/>
    </style:style>
    <style:style style:name="T34" style:family="text">
      <style:text-properties officeooo:rsid="0032f1a9"/>
    </style:style>
    <style:style style:name="T35" style:family="text">
      <style:text-properties officeooo:rsid="00343334"/>
    </style:style>
    <style:style style:name="T36" style:family="text">
      <style:text-properties officeooo:rsid="0034b28b"/>
    </style:style>
    <style:style style:name="T37" style:family="text">
      <style:text-properties officeooo:rsid="0036aca0"/>
    </style:style>
    <style:style style:name="T38" style:family="text">
      <style:text-properties officeooo:rsid="0039401c"/>
    </style:style>
    <style:style style:name="T39" style:family="text">
      <style:text-properties officeooo:rsid="003a36eb"/>
    </style:style>
    <style:style style:name="T40" style:family="text">
      <style:text-properties officeooo:rsid="003a993a"/>
    </style:style>
    <style:style style:name="T41" style:family="text">
      <style:text-properties officeooo:rsid="003c8054"/>
    </style:style>
    <style:style style:name="T42" style:family="text">
      <style:text-properties officeooo:rsid="0040d1d1"/>
    </style:style>
    <style:style style:name="T43" style:family="text">
      <style:text-properties officeooo:rsid="004177a7"/>
    </style:style>
    <style:style style:name="T44" style:family="text">
      <style:text-properties officeooo:rsid="0047adae"/>
    </style:style>
    <style:style style:name="T45" style:family="text">
      <style:text-properties officeooo:rsid="0047d17b"/>
    </style:style>
    <style:style style:name="T46" style:family="text">
      <style:text-properties officeooo:rsid="004981fe"/>
    </style:style>
    <style:style style:name="T47" style:family="text">
      <style:text-properties officeooo:rsid="004dc7d7"/>
    </style:style>
    <style:style style:name="T48" style:family="text">
      <style:text-properties officeooo:rsid="004f68d4"/>
    </style:style>
    <style:style style:name="T49" style:family="text">
      <style:text-properties officeooo:rsid="00502c38"/>
    </style:style>
    <style:style style:name="T50" style:family="text">
      <style:text-properties officeooo:rsid="00521d24"/>
    </style:style>
    <style:style style:name="T51" style:family="text">
      <style:text-properties officeooo:rsid="0052a9fc"/>
    </style:style>
    <style:style style:name="T52" style:family="text">
      <style:text-properties officeooo:rsid="0053df6f"/>
    </style:style>
    <style:style style:name="T53" style:family="text">
      <style:text-properties officeooo:rsid="00542ac3"/>
    </style:style>
    <style:style style:name="T54" style:family="text">
      <style:text-properties officeooo:rsid="0054432d"/>
    </style:style>
    <style:style style:name="T55" style:family="text">
      <style:text-properties officeooo:rsid="00562fe7"/>
    </style:style>
    <style:style style:name="T56" style:family="text">
      <style:text-properties officeooo:rsid="005a6e7f"/>
    </style:style>
    <style:style style:name="T57" style:family="text">
      <style:text-properties officeooo:rsid="005c0510"/>
    </style:style>
    <style:style style:name="T58" style:family="text">
      <style:text-properties officeooo:rsid="005d0a76"/>
    </style:style>
    <style:style style:name="T59" style:family="text">
      <style:text-properties style:text-underline-style="none" fo:font-weight="bold" officeooo:rsid="000e8c3d" style:font-weight-asian="bold" style:font-weight-complex="bold"/>
    </style:style>
    <style:style style:name="T60" style:family="text">
      <style:text-properties officeooo:rsid="00630f13"/>
    </style:style>
    <style:style style:name="T61" style:family="text">
      <style:text-properties officeooo:rsid="0064d134"/>
    </style:style>
    <style:style style:name="T62" style:family="text">
      <style:text-properties officeooo:rsid="00665c65"/>
    </style:style>
    <style:style style:name="T63" style:family="text">
      <style:text-properties officeooo:rsid="00690ac0"/>
    </style:style>
    <style:style style:name="T64" style:family="text">
      <style:text-properties officeooo:rsid="006c2ed5"/>
    </style:style>
    <style:style style:name="T65" style:family="text">
      <style:text-properties officeooo:rsid="006e5d11"/>
    </style:style>
    <style:style style:name="T66" style:family="text">
      <style:text-properties officeooo:rsid="006e6cc0"/>
    </style:style>
    <style:style style:name="T67" style:family="text">
      <style:text-properties officeooo:rsid="006fbc73"/>
    </style:style>
    <style:style style:name="T68" style:family="text">
      <style:text-properties officeooo:rsid="006fd4bb"/>
    </style:style>
    <style:style style:name="T69" style:family="text">
      <style:text-properties officeooo:rsid="0071a52d"/>
    </style:style>
    <style:style style:name="T70" style:family="text">
      <style:text-properties officeooo:rsid="0073a02a"/>
    </style:style>
    <style:style style:name="T71" style:family="text">
      <style:text-properties officeooo:rsid="00740f91"/>
    </style:style>
    <style:style style:name="T72" style:family="text">
      <style:text-properties officeooo:rsid="007569cc"/>
    </style:style>
    <style:style style:name="T73" style:family="text">
      <style:text-properties officeooo:rsid="00762a71"/>
    </style:style>
    <style:style style:name="T74" style:family="text">
      <style:text-properties officeooo:rsid="00777fce"/>
    </style:style>
    <style:style style:name="T75" style:family="text">
      <style:text-properties officeooo:rsid="0077a3c0"/>
    </style:style>
    <style:style style:name="T76" style:family="text">
      <style:text-properties officeooo:rsid="0079f9e1"/>
    </style:style>
    <style:style style:name="T77" style:family="text">
      <style:text-properties officeooo:rsid="007bb793"/>
    </style:style>
    <style:style style:name="T78" style:family="text">
      <style:text-properties officeooo:rsid="007cf55e"/>
    </style:style>
    <style:style style:name="T79" style:family="text">
      <style:text-properties officeooo:rsid="007eb65e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9"><text:tab/></text:span><text:span text:style-name="T6">Signup</text:span><text:span text:style-name="T1">: </text:span></text:p>
      <text:p text:style-name="P2"><text:span text:style-name="T2"><text:tab/><text:tab/>I. Check </text:span><text:span text:style-name="T4">on each </text:span><text:span text:style-name="T15">required </text:span><text:span text:style-name="T4">attribute</text:span></text:p>
      <text:p text:style-name="P1"><text:span text:style-name="T2"><text:tab/><text:tab/>2. </text:span><text:span text:style-name="T3">response </text:span><text:span text:style-name="T4">with error code and message</text:span></text:p>
      <text:p text:style-name="P1"><text:tab/><text:tab/><text:span text:style-name="T5">3. </text:span><text:span text:style-name="T16">uniqueness to uniq</text:span><text:span text:style-name="T17">ue</text:span><text:span text:style-name="T16"> attribute (email, username)</text:span></text:p>
      <text:p text:style-name="P1"><text:tab/><text:span text:style-name="T7">Following</text:span><text:span text:style-name="T18">:</text:span></text:p>
      <text:p text:style-name="P20"><text:tab/><text:tab/><text:span text:style-name="T18">1. New attribute in Schema of </text:span><text:span text:style-name="T20">u</text:span><text:span text:style-name="T18">ser </text:span><text:span text:style-name="T19">and user videos </text:span><text:span text:style-name="T56">for “followed by” and “following” </text:span></text:p>
      <text:p text:style-name="P21"><text:tab/><text:tab/><text:span text:style-name="T57">2. New Attribute in video count for “number of followers” and “number of followings”</text:span></text:p>
      <text:p text:style-name="P1"><text:tab/><text:tab/><text:span text:style-name="T57">3</text:span><text:span text:style-name="T19">. </text:span><text:span text:style-name="T21">APIs for follow or unfollow</text:span></text:p>
      <text:list xml:id="list3922737904" text:style-name="L1">
        <text:list-item>
          <text:p text:style-name="P3"><text:span text:style-name="T22">function</text:span><text:span text:style-name="T23">s</text:span><text:span text:style-name="T22"> in controllers </text:span><text:span text:style-name="T58">to follow and unfollow</text:span></text:p>
        </text:list-item>
        <text:list-item>
          <text:p text:style-name="P5">function for increase and decrease number of followers and followings</text:p>
        </text:list-item>
        <text:list-item>
          <text:p text:style-name="P4"><text:span text:style-name="T23">Routes</text:span></text:p>
          <text:p text:style-name="P6"><text:span text:style-name="T57">4</text:span><text:span text:style-name="T24">. <text:s/></text:span><text:span text:style-name="T25">API to sort videos of people who are being followed</text:span></text:p>
          <text:list>
            <text:list-header>
              <text:p text:style-name="P7"><text:span text:style-name="T25"><text:s text:c="6"/></text:span><text:span text:style-name="T26">a. </text:span><text:span text:style-name="T27">function in controller</text:span></text:p>
            </text:list-header>
          </text:list>
          <text:p text:style-name="P8"><text:span text:style-name="T27"><text:s text:c="6"/>b. route </text:span><text:span text:style-name="T25"><text:s text:c="2"/>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9"><text:span text:style-name="T25"><text:s text:c="10"/></text:span><text:span text:style-name="T8">Report</text:span><text:span text:style-name="T28">:</text:span></text:p>
                        </text:list-header>
                      </text:list>
                      <text:p text:style-name="P9"><text:span text:style-name="T25"><text:s text:c="24"/></text:span><text:span text:style-name="T29">1. new data base of reports with </text:span><text:span text:style-name="T30">required attributes.</text:span></text:p>
                      <text:list text:continue-numbering="true">
                        <text:list-header>
                          <text:p text:style-name="P9"><text:s text:c="24"/><text:span text:style-name="T30">2. </text:span><text:span text:style-name="T31">API to report a video </text:span></text:p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9"><text:s text:c="30"/><text:span text:style-name="T31">a. </text:span><text:span text:style-name="T32">function in controllers</text:span></text:p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><text:s text:c="30"/><text:span text:style-name="T32">b. </text:span><text:span text:style-name="T33">route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><text:span text:style-name="T34"><text:s text:c="10"/></text:span><text:span text:style-name="T9">Not interested:</text:span></text:p>
      <text:p text:style-name="P10"><text:tab/><text:tab/><text:span text:style-name="T34">1. </text:span><text:span text:style-name="T35">Change in Schema</text:span></text:p>
      <text:p text:style-name="P10"><text:tab/><text:tab/><text:span text:style-name="T35">2. API to add “not interested”</text:span></text:p>
      <text:p text:style-name="P10"><text:tab/><text:tab/><text:tab/><text:span text:style-name="T36">a. function in controllers</text:span></text:p>
      <text:p text:style-name="P10"><text:tab/><text:tab/><text:tab/><text:span text:style-name="T36">b. route</text:span></text:p>
      <text:p text:style-name="P10"><text:span text:style-name="T37"><text:s text:c="10"/></text:span><text:span text:style-name="T10">Analytic</text:span><text:span text:style-name="T37">:</text:span></text:p>
      <text:p text:style-name="P10"><text:tab/><text:tab/><text:span text:style-name="T37">1. </text:span><text:span text:style-name="T38">New Attribute to videos schema (nested field with sub fields)</text:span></text:p>
      <text:p text:style-name="P10"><text:tab/><text:tab/><text:span text:style-name="T38">2. </text:span><text:span text:style-name="T39">A</text:span><text:span text:style-name="T40">PIs for every new watch, reach </text:span><text:span text:style-name="T41">to add number of watch or reach. </text:span></text:p>
      <text:p text:style-name="P11"><text:tab/><text:tab/><text:tab/><text:span text:style-name="T42">a. function in controller</text:span></text:p>
      <text:p text:style-name="P11"><text:span text:style-name="T42"><text:tab/><text:tab/><text:tab/>b. route</text:span></text:p>
      <text:p text:style-name="P11"><text:span text:style-name="T42"><text:tab/><text:tab/></text:span><text:span text:style-name="T43">3. API to retrieve analytic</text:span></text:p>
      <text:p text:style-name="P11"><text:tab/><text:tab/><text:tab/><text:span text:style-name="T43">a. function in controllers<text:tab/><text:tab/></text:span></text:p>
      <text:p text:style-name="P11"><text:tab/><text:tab/><text:tab/><text:span text:style-name="T43">b. route</text:span></text:p>
      <text:p text:style-name="P11"><text:s text:c="9"/><text:span text:style-name="T11">Delete Video:</text:span></text:p>
      <text:p text:style-name="P11"><text:tab/><text:tab/><text:span text:style-name="T44">1. API to delete a video from User Videos </text:span></text:p>
      <text:p text:style-name="P11"><text:tab/><text:tab/><text:tab/><text:span text:style-name="T44">a. function in controllers</text:span></text:p>
      <text:p text:style-name="P12"><text:tab/><text:tab/><text:tab/><text:tab/><text:span text:style-name="T44">delete video from videos data base</text:span></text:p>
      <text:p text:style-name="P12"><text:tab/><text:tab/><text:tab/><text:tab/><text:span text:style-name="T45">delete video with its data from </text:span><text:span text:style-name="T46">video count</text:span><text:tab/><text:tab/><text:tab/><text:tab/></text:p>
      <text:p text:style-name="P11"><text:tab/><text:tab/><text:tab/><text:span text:style-name="T44">b. route</text:span></text:p>
      <text:p text:style-name="P11"><text:s text:c="9"/><text:span text:style-name="T12">Privacy Setting</text:span></text:p>
      <text:p text:style-name="P11"><text:tab/><text:tab/><text:span text:style-name="T47">1. Add Attribute in User Schema (everyone, friends, only me)</text:span></text:p>
      <text:p text:style-name="P11"><text:tab/><text:tab/><text:span text:style-name="T47">2. </text:span><text:span text:style-name="T48">API to set Privacy settings</text:span></text:p>
      <text:p text:style-name="P11"><text:tab/><text:tab/><text:tab/><text:span text:style-name="T48">a. </text:span><text:span text:style-name="T49">functions</text:span></text:p>
      <text:p text:style-name="P11"><text:tab/><text:tab/><text:tab/><text:span text:style-name="T49">b. route</text:span></text:p>
      <text:p text:style-name="P11"><text:tab/><text:tab/><text:span text:style-name="T50">3. API to allow comments</text:span></text:p>
      <text:p text:style-name="P11"><text:tab/><text:tab/><text:span text:style-name="T50">4. API to allow video reply</text:span></text:p>
      <text:p text:style-name="P11"><text:tab/><text:tab/><text:span text:style-name="T50">5. API to add settings</text:span></text:p>
      <text:p text:style-name="P11"><text:s text:c="8"/><text:span text:style-name="T13">Like &amp; Unline</text:span></text:p>
      <text:p text:style-name="P11"><text:span text:style-name="T51"><text:tab/><text:tab/>1. </text:span><text:span text:style-name="T52">API to add like or unlike</text:span></text:p>
      <text:p text:style-name="P11"><text:tab/><text:tab/><text:tab/><text:span text:style-name="T53">b. Add attribute in “liked by” (nested attribute with liker’s info)</text:span></text:p>
      <text:p text:style-name="P11"><text:tab/><text:tab/><text:tab/><text:span text:style-name="T52">a. function to add like or unlike to video</text:span></text:p>
      <text:p text:style-name="P11"><text:tab/><text:tab/><text:tab/><text:span text:style-name="T54">c. add number of likes in video controller</text:span></text:p>
      <text:p text:style-name="P11"><text:span text:style-name="T55"><text:tab/><text:tab/><text:tab/>d. route</text:span></text:p>
      <text:p text:style-name="P11"><text:soft-page-break/><text:tab/><text:span text:style-name="T14">Comment</text:span><text:span text:style-name="T60">:</text:span></text:p>
      <text:p text:style-name="P11"><text:tab/><text:tab/><text:span text:style-name="T61">1. Add attributes in comment schema for reply, like, liked by, </text:span><text:span text:style-name="T62">number of likes</text:span></text:p>
      <text:p text:style-name="P11"><text:tab/><text:tab/><text:span text:style-name="T63">2. </text:span><text:span text:style-name="T64">API to add reply </text:span></text:p>
      <text:p text:style-name="P11"><text:tab/><text:tab/><text:tab/><text:span text:style-name="T66">a. </text:span><text:span text:style-name="T65">function to add reply to a comment</text:span></text:p>
      <text:p text:style-name="P11"><text:tab/><text:tab/><text:tab/><text:span text:style-name="T67">b</text:span><text:span text:style-name="T66">. </text:span><text:span text:style-name="T65">function to add reply count to comment schema</text:span></text:p>
      <text:p text:style-name="P11"><text:tab/><text:tab/><text:tab/><text:span text:style-name="T67">c. </text:span><text:span text:style-name="T68">route</text:span></text:p>
      <text:p text:style-name="P13"><text:tab/><text:tab/><text:span text:style-name="T69">3. Video reply: </text:span><text:span text:style-name="T70">a. change in type of reply in schema</text:span></text:p>
      <text:p text:style-name="P13"><text:span text:style-name="T69"><text:tab/><text:tab/><text:tab/><text:tab/> </text:span><text:span text:style-name="T70">b. </text:span><text:span text:style-name="T71">function to save a video at S3 server</text:span></text:p>
      <text:p text:style-name="P13"><text:tab/><text:tab/><text:tab/><text:tab/> <text:span text:style-name="T71">c. connectivity to S3 server</text:span></text:p>
      <text:p text:style-name="P14"><text:tab/><text:tab/><text:tab/><text:tab/> <text:span text:style-name="T71">d. function to store video (reply) uri in data base</text:span></text:p>
      <text:p text:style-name="P15"><text:span text:style-name="T71"><text:tab/><text:tab/><text:tab/><text:tab/> e. route</text:span></text:p>
      <text:p text:style-name="P16"><text:span text:style-name="T71"><text:tab/><text:tab/></text:span><text:span text:style-name="T72">4. </text:span><text:span text:style-name="T73">Tag to friend: a. </text:span><text:span text:style-name="T74">add user id of other user whom one is going to tag</text:span></text:p>
      <text:p text:style-name="P17"><text:span text:style-name="T71"><text:tab/><text:tab/><text:tab/><text:tab/> <text:s text:c="2"/></text:span><text:span text:style-name="T75">b. API to suggest followings and followers users sorted alphabetically</text:span></text:p>
      <text:p text:style-name="P18"><text:span text:style-name="T71"><text:tab/><text:tab/><text:tab/><text:tab/><text:tab/></text:span><text:span text:style-name="T76">function of sorting</text:span></text:p>
      <text:p text:style-name="P18"><text:span text:style-name="T71"><text:tab/><text:tab/><text:tab/><text:tab/><text:tab/></text:span><text:span text:style-name="T76">route</text:span></text:p>
      <text:p text:style-name="P18"><text:span text:style-name="T71"><text:tab/><text:tab/><text:tab/><text:tab/> <text:s text:c="2"/></text:span><text:span text:style-name="T76">c. function to add comments</text:span></text:p>
      <text:p text:style-name="P19"><text:span text:style-name="T71"><text:tab/><text:tab/><text:tab/><text:tab/> <text:s text:c="2"/></text:span><text:span text:style-name="T76">d. route</text:span></text:p>
      <text:p text:style-name="P19"><text:span text:style-name="T71"><text:tab/><text:tab/></text:span><text:span text:style-name="T77">5. Edit a Comment</text:span></text:p>
      <text:p text:style-name="P19"><text:span text:style-name="T71"><text:tab/><text:tab/> <text:s text:c="8"/></text:span><text:span text:style-name="T77">a. function to edit</text:span></text:p>
      <text:p text:style-name="P19"><text:span text:style-name="T71"><text:tab/><text:tab/> <text:s text:c="8"/></text:span><text:span text:style-name="T77">b. route</text:span></text:p>
      <text:p text:style-name="P19"><text:span text:style-name="T71"><text:tab/><text:tab/></text:span><text:span text:style-name="T77">6. Delete a comments</text:span></text:p>
      <text:p text:style-name="P19"><text:span text:style-name="T71"><text:tab/><text:tab/><text:tab/></text:span><text:span text:style-name="T77">a. function to remove a comment from database</text:span></text:p>
      <text:p text:style-name="P19"><text:span text:style-name="T71"><text:tab/><text:tab/><text:tab/></text:span><text:span text:style-name="T77">b. function to increase or decrease number of comments</text:span></text:p>
      <text:p text:style-name="P19"><text:span text:style-name="T71"><text:tab/><text:tab/><text:tab/></text:span><text:span text:style-name="T77">c. route</text:span><text:span text:style-name="T71"><text:tab/><text:tab/><text:tab/><text:tab/> <text:s text:c="2"/><text:tab/> </text:span></text:p>
      <text:p text:style-name="P11"><text:tab/><text:tab/><text:span text:style-name="T78">7. Report to a comment</text:span></text:p>
      <text:p text:style-name="P11"><text:tab/><text:tab/><text:tab/><text:span text:style-name="T78">a. design schema of reports to comments</text:span></text:p>
      <text:p text:style-name="P11"><text:tab/><text:tab/><text:tab/><text:span text:style-name="T78">b. function to add report to comment with userId and report string</text:span></text:p>
      <text:p text:style-name="P11"><text:tab/><text:tab/><text:tab/><text:span text:style-name="T78">c. </text:span><text:span text:style-name="T79">route</text:span></text:p>
      <text:p text:style-name="P11"><text:tab/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227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3T11:19:55.649962038</meta:creation-date>
    <dc:date>2022-01-03T19:56:16.895800089</dc:date>
    <meta:editing-duration>PT8H35M31S</meta:editing-duration>
    <meta:editing-cycles>104</meta:editing-cycles>
    <meta:generator>LibreOffice/6.4.7.2$Linux_X86_64 LibreOffice_project/40$Build-2</meta:generator>
    <meta:document-statistic meta:table-count="0" meta:image-count="0" meta:object-count="0" meta:page-count="2" meta:paragraph-count="81" meta:word-count="460" meta:character-count="2859" meta:non-whitespace-character-count="2077"/>
  </office:meta>
</office:document-meta>
</file>